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Courier New" svg:font-family="'Courier New'" style:font-adornments="Italic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2pt" style:font-size-asian="12pt" style:font-size-complex="12pt"/>
    </style:style>
    <style:style style:name="P2" style:family="paragraph" style:parent-style-name="Standard"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P3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font-name="Times New Roman1" fo:font-size="12pt" style:font-size-asian="12pt" style:font-size-complex="12pt"/>
    </style:style>
    <style:style style:name="P4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5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6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letter-kerning="true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/>
    </style:style>
    <style:style style:name="P7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letter-kerning="true" style:font-name-asian="Tahoma" style:font-size-asian="16pt" style:font-style-asian="normal" style:font-weight-asian="bold" style:font-name-complex="Tahoma" style:font-size-complex="16pt" style:font-style-complex="normal" style:font-weight-complex="bold" style:text-emphasize="none"/>
    </style:style>
    <style:style style:name="P8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letter-kerning="true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/>
    </style:style>
    <style:style style:name="P9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letter-kerning="true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/>
    </style:style>
    <style:style style:name="P10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6pt" fo:font-style="normal" fo:text-shadow="none" style:text-underline-style="none" fo:font-weight="normal" style:letter-kerning="true" style:font-name-asian="Tahoma" style:font-size-asian="6pt" style:font-style-asian="normal" style:font-weight-asian="normal" style:font-name-complex="Tahoma" style:font-size-complex="6pt" style:font-style-complex="normal" style:font-weight-complex="normal" style:text-emphasize="none"/>
    </style:style>
    <style:style style:name="P11" style:family="paragraph" style:parent-style-name="Default_7e_LT_7e_Untertitel" style:list-style-name="L1">
      <style:paragraph-properties fo:text-align="justify" style:justify-single-word="false" style:text-autospace="none"/>
      <style:text-properties style:font-name="Times New Roman1" fo:font-size="12pt" style:font-size-asian="12pt" style:font-size-complex="12pt"/>
    </style:style>
    <style:style style:name="P12" style:family="paragraph" style:parent-style-name="Default_7e_LT_7e_Untertitel" style:list-style-name="L2">
      <style:paragraph-properties fo:text-align="justify" style:justify-single-word="false" style:text-autospace="none"/>
      <style:text-properties style:font-name="Times New Roman1" fo:font-size="12pt" style:font-size-asian="12pt" style:font-size-complex="12pt"/>
    </style:style>
    <style:style style:name="P13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letter-kerning="true" style:font-name-asian="Tahoma" style:font-size-asian="16pt" style:font-style-asian="normal" style:font-weight-asian="bold" style:font-name-complex="Tahoma" style:font-size-complex="16pt" style:font-style-complex="normal" style:font-weight-complex="bold" style:text-emphasize="none"/>
    </style:style>
    <style:style style:name="P14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15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letter-kerning="true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/>
    </style:style>
    <style:style style:name="P16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letter-kerning="true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/>
    </style:style>
    <style:style style:name="T1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Arial1" style:font-style-asian="normal" style:font-weight-asian="normal" style:font-name-complex="Arial1" style:font-style-complex="normal" style:font-weight-complex="normal" style:text-emphasize="none"/>
    </style:style>
    <style:style style:name="T2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Tahoma" style:font-style-asian="normal" style:font-weight-asian="normal" style:font-name-complex="Tahoma" style:font-style-complex="normal" style:font-weight-complex="normal" style:text-emphasize="none"/>
    </style:style>
    <style:style style:name="T3" style:family="text">
      <style:text-properties style:use-window-font-color="true" style:text-outline="false" style:text-line-through-style="none" fo:font-style="italic" fo:text-shadow="none" style:text-underline-style="none" fo:font-weight="normal" style:letter-kerning="true" style:font-name-asian="Tahoma" style:font-style-asian="italic" style:font-weight-asian="normal" style:font-name-complex="Tahoma" style:font-style-complex="italic" style:font-weight-complex="normal" style:text-emphasize="non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ctor2 Revisited by Example</text:p>
      <text:p text:style-name="P1">by Bill la Forge, 2014</text:p>
      <text:p text:style-name="P1"/>
      <text:p text:style-name="P3"><text:span text:style-name="T1">JActor2 is a robust and high-performance </text:span><text:span text:style-name="T2">alternative to threads and locks. </text:span><text:span text:style-name="T1">Jactor2 Revisited focuses on a subset of the </text:span><text:span text:style-name="T2">API that is easy to learn but reasonably comprehensive.</text:span></text:p>
      <text:p text:style-name="P4"/>
      <text:p text:style-name="P7">The HelloWorld Example</text:p>
      <text:p text:style-name="P4"/>
      <text:p text:style-name="P8">package org.agilewiki.jactor2.core.revisited;</text:p>
      <text:p text:style-name="P8"/>
      <text:p text:style-name="P8">import org.agilewiki.jactor2.core.blades.IsolationBladeBase;</text:p>
      <text:p text:style-name="P8">import org.agilewiki.jactor2.core.impl.Plant;</text:p>
      <text:p text:style-name="P8">import org.agilewiki.jactor2.core.requests.AsyncResponseProcessor;</text:p>
      <text:p text:style-name="P8">import org.agilewiki.jactor2.core.requests.impl.AsyncRequestImpl;</text:p>
      <text:p text:style-name="P8"/>
      <text:p text:style-name="P8">public class HelloWorld extends IsolationBladeBase {</text:p>
      <text:p text:style-name="P8"/>
      <text:p text:style-name="P8"><text:s text:c="4"/>public static void main(final String[] args) throws Exception {</text:p>
      <text:p text:style-name="P8"><text:s text:c="8"/>new Plant();</text:p>
      <text:p text:style-name="P8"><text:s text:c="8"/>new HelloWorld();</text:p>
      <text:p text:style-name="P8"><text:s text:c="8"/>System.out.println("initialized");</text:p>
      <text:p text:style-name="P8"><text:s text:c="4"/>}</text:p>
      <text:p text:style-name="P8"/>
      <text:p text:style-name="P8"><text:s text:c="4"/>private HelloWorld() throws Exception {</text:p>
      <text:p text:style-name="P8"><text:s text:c="8"/>new ASig("run") {</text:p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System.out.println("Hello world!");</text:p>
      <text:p text:style-name="P8"><text:s text:c="16"/>Plant.close();</text:p>
      <text:p text:style-name="P8"><text:s text:c="16"/>System.out.println("finished");</text:p>
      <text:p text:style-name="P8"><text:s text:c="12"/>}</text:p>
      <text:p text:style-name="P8"><text:s text:c="8"/>}.signal();</text:p>
      <text:p text:style-name="P8"><text:s text:c="4"/>}</text:p>
      <text:p text:style-name="P8">}</text:p>
      <text:p text:style-name="P8"/>
      <text:p text:style-name="P6">Output:</text:p>
      <text:p text:style-name="P4"/>
      <text:p text:style-name="P8">initialized</text:p>
      <text:p text:style-name="P8">Hello world!</text:p>
      <text:p text:style-name="P8">finished</text:p>
      <text:p text:style-name="P4"/>
      <text:p text:style-name="P3"><text:span text:style-name="T2">The </text:span><text:span text:style-name="T3">HelloWorld</text:span><text:span text:style-name="T2"> class is a </text:span><text:span text:style-name="T3">Blade</text:span><text:span text:style-name="T2">. It has a </text:span><text:span text:style-name="T3">Reactor</text:span><text:span text:style-name="T2"> that is created when the default constructor of </text:span><text:span text:style-name="T3">IsolationBladeBase</text:span><text:span text:style-name="T2"> is called.</text:span></text:p>
      <text:p text:style-name="P4"/>
      <text:p text:style-name="P8"><text:s text:c="4"/>public static void main(final String[] args) throws Exception {</text:p>
      <text:p text:style-name="P8"><text:s text:c="8"/>new Plant();</text:p>
      <text:p text:style-name="P8"><text:s text:c="8"/>new HelloWorld();</text:p>
      <text:p text:style-name="P8"><text:s text:c="8"/>System.out.println("initialized");</text:p>
      <text:p text:style-name="P8"><text:s text:c="4"/>}</text:p>
      <text:p text:style-name="P8"/>
      <text:p text:style-name="P3"><text:span text:style-name="T2">The </text:span><text:span text:style-name="T3">main</text:span><text:span text:style-name="T2"> method does three things:</text:span></text:p>
      <text:list xml:id="list5919027698914222090" text:style-name="L1">
        <text:list-item>
          <text:p text:style-name="P11"><text:span text:style-name="T2">An instance of </text:span><text:span text:style-name="T3">Plant</text:span><text:span text:style-name="T2"> is created. This provides the operating environment and configuration for the reactors.</text:span></text:p>
        </text:list-item>
        <text:list-item>
          <text:p text:style-name="P11"><text:span text:style-name="T2">An instance of </text:span><text:span text:style-name="T3">HelloWorld</text:span><text:span text:style-name="T2"> is created. And</text:span></text:p>
        </text:list-item>
        <text:list-item>
          <text:p text:style-name="P11"><text:span text:style-name="T2">The line </text:span><text:span text:style-name="T3">initialized</text:span><text:span text:style-name="T2"> is printed, as this completes the program initialization.</text:span></text:p>
        </text:list-item>
      </text:list>
      <text:p text:style-name="P4"/>
      <text:p text:style-name="P8"><text:s text:c="4"/>public HelloWorld() throws Exception {</text:p>
      <text:p text:style-name="P8"><text:s text:c="8"/>new ASig("run") {</text:p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System.out.println("Hello world!");</text:p>
      <text:p text:style-name="P8"><text:s text:c="16"/>Plant.close();</text:p>
      <text:p text:style-name="P8"><text:s text:c="16"/>System.out.println("finished");</text:p>
      <text:p text:style-name="P8"><text:s text:c="12"/>}</text:p>
      <text:p text:style-name="P8"><text:soft-page-break/><text:s text:c="8"/>}.signal();</text:p>
      <text:p text:style-name="P8"><text:s text:c="4"/>}</text:p>
      <text:p text:style-name="P8"/>
      <text:p text:style-name="P3"><text:span text:style-name="T2">The constructor creates a </text:span><text:span text:style-name="T3">run</text:span><text:span text:style-name="T2"> signal which is passed to the </text:span><text:span text:style-name="T3">HelloWorld Blade</text:span><text:span text:style-name="T2"> via its </text:span><text:span text:style-name="T3">Reactor</text:span><text:span text:style-name="T2">. On receipt of this signal, the </text:span><text:span text:style-name="T3">Blade</text:span><text:span text:style-name="T2"> prints the line </text:span><text:span text:style-name="T3">Hello world!</text:span><text:span text:style-name="T2">, closes the operating environment and then prints the line </text:span><text:span text:style-name="T3">finished</text:span><text:span text:style-name="T2">.</text:span></text:p>
      <text:p text:style-name="P4"/>
      <text:p text:style-name="P6">Notes:</text:p>
      <text:list xml:id="list8299925122020449361" text:style-name="L2">
        <text:list-item>
          <text:p text:style-name="P12"><text:span text:style-name="T2">The </text:span><text:span text:style-name="T3">ASig.signal</text:span><text:span text:style-name="T2"> method can be called from any thread and within any context. In this case the method was called from the main thread.</text:span></text:p>
        </text:list-item>
        <text:list-item>
          <text:p text:style-name="P12"><text:span text:style-name="T3">ASig </text:span><text:span text:style-name="T2">(Asynchronous Signal) is a nested class, defined in one of the super classes of </text:span><text:span text:style-name="T3">HelloWorld</text:span><text:span text:style-name="T2">. This is how the </text:span><text:span text:style-name="T3">signal</text:span><text:span text:style-name="T2"> method accesses the </text:span><text:span text:style-name="T3">Reactor</text:span><text:span text:style-name="T2"> of </text:span><text:span text:style-name="T3">HelloWorld</text:span><text:span text:style-name="T2">.</text:span></text:p>
        </text:list-item>
      </text:list>
      <text:p text:style-name="P4"/>
      <text:p text:style-name="P7">The Worker Blade</text:p>
      <text:p text:style-name="P4"/>
      <text:p text:style-name="P8">package org.agilewiki.jactor2.core.revisited;</text:p>
      <text:p text:style-name="P8"/>
      <text:p text:style-name="P8">import org.agilewiki.jactor2.core.blades.IsolationBladeBase;</text:p>
      <text:p text:style-name="P8">import org.agilewiki.jactor2.core.requests.AsyncResponseProcessor;</text:p>
      <text:p text:style-name="P8">import org.agilewiki.jactor2.core.requests.impl.AsyncRequestImpl;</text:p>
      <text:p text:style-name="P8"/>
      <text:p text:style-name="P8">public class Worker extends IsolationBladeBase {</text:p>
      <text:p text:style-name="P8"><text:s text:c="4"/>public final String id;</text:p>
      <text:p text:style-name="P8"><text:s text:c="4"/>private int count;</text:p>
      <text:p text:style-name="P8"/>
      <text:p text:style-name="P8"><text:s text:c="4"/>public Worker(final int _id) throws Exception {</text:p>
      <text:p text:style-name="P8"><text:s text:c="8"/>id = "Worker" + _id;</text:p>
      <text:p text:style-name="P8"><text:s text:c="4"/>}</text:p>
      <text:p text:style-name="P8"/>
      <text:p text:style-name="P8"><text:s text:c="4"/>public int getCount() {</text:p>
      <text:p text:style-name="P8"><text:s text:c="8"/>return count;</text:p>
      <text:p text:style-name="P8"><text:s text:c="4"/>}</text:p>
      <text:p text:style-name="P8"/>
      <text:p text:style-name="P8"><text:s text:c="4"/>public AReq&lt;Void&gt; run(final long _iterations, final int _timeoutMillis) {</text:p>
      <text:p text:style-name="P8"><text:s text:c="8"/>return new AReq&lt;Void&gt;("run" + id) {</text:p>
      <text:p text:style-name="P8"/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_asyncRequestImpl.setMessageTimeoutMillis(_timeoutMillis);</text:p>
      <text:p text:style-name="P8"><text:s text:c="16"/>System.out.println(id + ": started <text:s/>" + ++count);</text:p>
      <text:p text:style-name="P8"><text:s text:c="16"/>for (long i = 0L; i &lt; _iterations; i++);</text:p>
      <text:p text:style-name="P8"><text:s text:c="16"/>System.out.println(id + ": finished " + count);</text:p>
      <text:p text:style-name="P8"><text:s text:c="16"/>_asyncResponseProcessor.processAsyncResponse(null);</text:p>
      <text:p text:style-name="P8"><text:s text:c="12"/>}</text:p>
      <text:p text:style-name="P8"><text:s text:c="8"/>};</text:p>
      <text:p text:style-name="P8"><text:s text:c="4"/>}</text:p>
      <text:p text:style-name="P8">}</text:p>
      <text:p text:style-name="P4"/>
      <text:p text:style-name="P4">The <text:span text:style-name="T4">Worker</text:span> blade is useful for simulating a CPU load and we will use it in a number of examples. It has one operation, <text:span text:style-name="T4">run</text:span>, which returns an Asynchronous Request, <text:span text:style-name="T4">AReq</text:span>, that can be used to pass the <text:span text:style-name="T4">run</text:span> request to <text:span text:style-name="T4">Worker</text:span>.</text:p>
      <text:p text:style-name="P4"/>
      <text:p text:style-name="P4">Like <text:span text:style-name="T4">ASig</text:span>, <text:span text:style-name="T4">AReq</text:span> is defined as a nested <text:span text:style-name="T4">class</text:span> in a super class of <text:span text:style-name="T4">Worker</text:span>, which again is how it can access the <text:span text:style-name="T4">Reactor</text:span> of <text:span text:style-name="T4">Worker</text:span>. But unlike <text:span text:style-name="T4">ASig</text:span>, <text:span text:style-name="T4">AReq</text:span> can not be used to send a signal. (This is the only difference—<text:span text:style-name="T4">AReq</text:span> is the super class of <text:span text:style-name="T4">ASig</text:span>.)</text:p>
      <text:p text:style-name="P4"/>
      <text:p text:style-name="P4">Note that <text:span text:style-name="T4">count</text:span>, which is the number of times a run request has been received, is <text:span text:style-name="T4">private</text:span> and is only updated when processing a request, <text:span text:style-name="T4">run</text:span>. This means that there will be no race conditions for <text:span text:style-name="T4">count</text:span>, as requests are processed strictly one at a time.</text:p>
      <text:p text:style-name="P4"/>
      <text:p text:style-name="P4">We have not yet covered the <text:span text:style-name="T4">AsyncRequestImpl.setMessageTimeoutMillis</text:span> method, but we will do that when covering some examples that use <text:span text:style-name="T4">Worker</text:span>.</text:p>
      <text:p text:style-name="P4"/>
      <text:p text:style-name="P7"><text:soft-page-break/>The Simple Example</text:p>
      <text:p text:style-name="P4"/>
      <text:p text:style-name="P8">package org.agilewiki.jactor2.core.revisited;</text:p>
      <text:p text:style-name="P8"/>
      <text:p text:style-name="P8">import org.agilewiki.jactor2.core.blades.IsolationBladeBase;</text:p>
      <text:p text:style-name="P8">import org.agilewiki.jactor2.core.impl.Plant;</text:p>
      <text:p text:style-name="P8">import org.agilewiki.jactor2.core.requests.AsyncResponseProcessor;</text:p>
      <text:p text:style-name="P8">import org.agilewiki.jactor2.core.requests.impl.AsyncRequestImpl;</text:p>
      <text:p text:style-name="P8"/>
      <text:p text:style-name="P8">public class Simple extends IsolationBladeBase {</text:p>
      <text:p text:style-name="P8"/>
      <text:p text:style-name="P8"><text:s text:c="4"/>public static void main(final String[] args) throws Exception {</text:p>
      <text:p text:style-name="P8"><text:s text:c="8"/>new Plant();</text:p>
      <text:p text:style-name="P8"><text:s text:c="8"/>new Simple();</text:p>
      <text:p text:style-name="P8"><text:s text:c="8"/>System.out.println("initialized");</text:p>
      <text:p text:style-name="P8"><text:s text:c="4"/>}</text:p>
      <text:p text:style-name="P8"/>
      <text:p text:style-name="P8"><text:s text:c="4"/>private Simple() throws Exception {</text:p>
      <text:p text:style-name="P8"><text:s text:c="8"/>new ASig("run") {</text:p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AsyncResponseProcessor&lt;Void&gt; runResponseProcessor = </text:p>
      <text:p text:style-name="P8"><text:s text:c="24"/>new AsyncResponseProcessor&lt;Void&gt;() {</text:p>
      <text:p text:style-name="P8"><text:s text:c="20"/>@Override</text:p>
      <text:p text:style-name="P8"><text:s text:c="20"/>public void processAsyncResponse(Void _response) throws Exception {</text:p>
      <text:p text:style-name="P8"><text:s text:c="24"/>Plant.close();</text:p>
      <text:p text:style-name="P8"><text:s text:c="24"/>System.out.println("finished");</text:p>
      <text:p text:style-name="P8"><text:s text:c="20"/>}</text:p>
      <text:p text:style-name="P8"><text:s text:c="16"/>};</text:p>
      <text:p text:style-name="P8"><text:s text:c="16"/>_asyncRequestImpl.send(new Worker(0).run(100000000L, -1), runResponseProcessor);</text:p>
      <text:p text:style-name="P8"><text:s text:c="12"/>}</text:p>
      <text:p text:style-name="P8"><text:s text:c="8"/>}.signal();</text:p>
      <text:p text:style-name="P8"><text:s text:c="4"/>}</text:p>
      <text:p text:style-name="P8">}</text:p>
      <text:p text:style-name="P4"/>
      <text:p text:style-name="P6">Output:</text:p>
      <text:p text:style-name="P4"/>
      <text:p text:style-name="P8">initialized</text:p>
      <text:p text:style-name="P8">Worker0: started <text:s/>1</text:p>
      <text:p text:style-name="P8">Worker0: finished 1</text:p>
      <text:p text:style-name="P8">finished</text:p>
      <text:p text:style-name="P4"/>
      <text:p text:style-name="P4">The <text:span text:style-name="T4">Simple</text:span> <text:span text:style-name="T4">Blade</text:span> sends a <text:span text:style-name="T4">run</text:span> request to a <text:span text:style-name="T4">Worker</text:span> and then processes the response message. But note that it is while processing the <text:span text:style-name="T4">run</text:span> signal sent to <text:span text:style-name="T4">Simple</text:span> that the <text:span text:style-name="T4">AsyncRequestImpl.send</text:span> method is called.The <text:span text:style-name="T4">send</text:span> method can not be called except while processing a message. The <text:span text:style-name="T4">send</text:span> method takes two arguments: the request to be sent and an <text:span text:style-name="T4">AsyncResponseProcessor</text:span> object used to process the response message.</text:p>
      <text:p text:style-name="P4"/>
      <text:p text:style-name="P7">The Timeout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Timeout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Timeout();</text:p>
      <text:p text:style-name="P9"><text:s text:c="8"/>System.out.println("initialized");</text:p>
      <text:p text:style-name="P9"><text:s text:c="4"/>}</text:p>
      <text:p text:style-name="P9"/>
      <text:p text:style-name="P9"><text:s text:c="4"/>private Timeout(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oft-page-break/><text:s text:c="20"/>throws Exception {</text:p>
      <text:p text:style-name="P9"><text:s text:c="16"/>AsyncResponseProcessor&lt;Void&gt; runResponseProcessor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Plant.close();</text:p>
      <text:p text:style-name="P9"><text:s text:c="24"/>System.out.println("finished");</text:p>
      <text:p text:style-name="P9"><text:s text:c="20"/>}</text:p>
      <text:p text:style-name="P9"><text:s text:c="16"/>};</text:p>
      <text:p text:style-name="P9"><text:s text:c="16"/>_asyncRequestImpl.send(new Worker(0).run(<text:span text:style-name="T5">10000000000L</text:span>, -1), 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5"/>
      <text:p text:style-name="P6">Output:</text:p>
      <text:p text:style-name="P4"/>
      <text:p text:style-name="P10">initialized</text:p>
      <text:p text:style-name="P10">Worker0: started <text:s/>1</text:p>
      <text:p text:style-name="P10">[pool-1-thread-2] ERROR org.agilewiki.jactor2.core.reactors.Reactor - message timeout -&gt; reactor close</text:p>
      <text:p text:style-name="P10">[Thread-1] WARN org.agilewiki.jactor2.core.reactors.Reactor - Uncaught throwable</text:p>
      <text:p text:style-name="P10">[pool-1-thread-2] ERROR org.agilewiki.jactor2.core.reactors.Reactor - hung thread</text:p>
      <text:p text:style-name="P10">message=runWorker0, isComplete=true, isOneWay=false, source=org.agilewiki.jactor2.core.impl.mtReactors.IsolationReactorMtImpl@1, target=org.agilewiki.jactor2.core.impl.mtReactors.IsolationReactorMtImpl@2, this=class org.agilewiki.jactor2.core.impl.mtRequests.AsyncRequestMtImpl#41de9139</text:p>
      <text:p text:style-name="P10">message=run, isComplete=true, isOneWay=true, source=null, target=org.agilewiki.jactor2.core.impl.mtReactors.IsolationReactorMtImpl@1, this=class org.agilewiki.jactor2.core.impl.mtRequests.AsyncRequestMtImpl#6bb97f10</text:p>
      <text:p text:style-name="P10">[pool-1-thread-2] ERROR org.agilewiki.jactor2.core.reactors.Reactor - hung thread -&gt; plant exit</text:p>
      <text:p text:style-name="P10">org.agilewiki.jactor2.core.reactors.ReactorClosedException</text:p>
      <text:p text:style-name="P10"><text:tab/>at org.agilewiki.jactor2.core.impl.mtRequests.RequestMtImpl.close(RequestMtImpl.java:366)</text:p>
      <text:p text:style-name="P10"><text:tab/>at org.agilewiki.jactor2.core.impl.mtRequests.AsyncRequestMtImpl.close(AsyncRequestMtImpl.java:331)</text:p>
      <text:p text:style-name="P10"><text:tab/>at org.agilewiki.jactor2.core.impl.mtReactors.ReactorMtImpl.fail(ReactorMtImpl.java:298)</text:p>
      <text:p text:style-name="P10"><text:tab/>at org.agilewiki.jactor2.core.impl.mtPlant.Recovery.onMessageTimeout(Recovery.java:46)</text:p>
      <text:p text:style-name="P10"><text:tab/>at org.agilewiki.jactor2.core.impl.mtReactors.ReactorMtImpl.reactorPoll(ReactorMtImpl.java:624)</text:p>
      <text:p text:style-name="P10"><text:tab/>at org.agilewiki.jactor2.core.impl.mtReactors.ReactorMtImpl.reactorPoll(ReactorMtImpl.java:634)</text:p>
      <text:p text:style-name="P10"><text:tab/>at org.agilewiki.jactor2.core.impl.mtPlant.PlantMtImpl$1.run(PlantMtImpl.java:283)</text:p>
      <text:p text:style-name="P10"><text:tab/>at java.util.concurrent.Executors$RunnableAdapter.call(Executors.java:511)</text:p>
      <text:p text:style-name="P10"><text:tab/>at java.util.concurrent.FutureTask.runAndReset(FutureTask.java:308)</text:p>
      <text:p text:style-name="P10"><text:tab/>at java.util.concurrent.ScheduledThreadPoolExecutor$ScheduledFutureTask.access$301(ScheduledThreadPoolExecutor.java:180)</text:p>
      <text:p text:style-name="P10"><text:tab/>at java.util.concurrent.ScheduledThreadPoolExecutor$ScheduledFutureTask.run(ScheduledThreadPoolExecutor.java:294)</text:p>
      <text:p text:style-name="P10"><text:tab/>at java.util.concurrent.ThreadPoolExecutor.runWorker(ThreadPoolExecutor.java:1142)</text:p>
      <text:p text:style-name="P10"><text:tab/>at java.util.concurrent.ThreadPoolExecutor$Worker.run(ThreadPoolExecutor.java:617)</text:p>
      <text:p text:style-name="P10"><text:tab/>at java.lang.Thread.run(Thread.java:745)</text:p>
      <text:p text:style-name="P10"/>
      <text:p text:style-name="P4">In the <text:span text:style-name="T4">Timeout</text:span> example, the number of iterations that <text:span text:style-name="T4">Worker</text:span> is told to perform has been increased to 10 billion. The result is that the message times out and the <text:span text:style-name="T4">Worker</text:span> <text:span text:style-name="T4">Reactor</text:span> is closed because the thread is hung. This unanticipated exception causes the <text:span text:style-name="T4">Timeout</text:span> <text:span text:style-name="T4">Reactor</text:span> to <text:span text:style-name="T4">close</text:span> as well and the program exits.</text:p>
      <text:p text:style-name="P4"/>
      <text:p text:style-name="P4">Most messages do not take long to process, so the default timeout is only a few seconds.</text:p>
      <text:p text:style-name="P4"/>
      <text:p text:style-name="P7">The VerySlow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VerySlow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VerySlow();</text:p>
      <text:p text:style-name="P9"><text:s text:c="8"/>System.out.println("initialized");</text:p>
      <text:p text:style-name="P9"><text:s text:c="4"/>}</text:p>
      <text:p text:style-name="P9"/>
      <text:p text:style-name="P9"><text:s text:c="4"/>private VerySlow(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AsyncResponseProcessor&lt;Void&gt; runResponseProcessor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Plant.close();</text:p>
      <text:p text:style-name="P9"><text:s text:c="24"/>System.out.println("finished");</text:p>
      <text:p text:style-name="P9"><text:soft-page-break/><text:s text:c="20"/>}</text:p>
      <text:p text:style-name="P9"><text:s text:c="16"/>};</text:p>
      <text:p text:style-name="P9"><text:s text:c="16"/>_asyncRequestImpl.send(new Worker(0).run(<text:span text:style-name="T5">10000000000L</text:span>, 10000),</text:p>
      <text:p text:style-name="P9"><text:s text:c="24"/>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4"/>
      <text:p text:style-name="P6">Output:</text:p>
      <text:p text:style-name="P4"/>
      <text:p text:style-name="P9">initialized</text:p>
      <text:p text:style-name="P9">Worker0: started <text:s/>1</text:p>
      <text:p text:style-name="P9">Worker0: finished 1</text:p>
      <text:p text:style-name="P9">finished</text:p>
      <text:p text:style-name="P4"/>
      <text:p text:style-name="P5">Remember the <text:span text:style-name="T4">AsyncRequestImpl.setMessageTimeoutMillis</text:span> method used in the <text:span text:style-name="T4">Worker</text:span> <text:span text:style-name="T4">run</text:span> request? Until now it has been passed a value of -1, which indicates that the default timeout should be used. In the VerySlow example, a timeout value of 10,000 is used. (10 seconds.) A large timeout value should always be used for messages might take some time to process, to avoid closing reactors needlessly when the system becomes loaded.</text:p>
      <text:p text:style-name="P4"/>
      <text:p text:style-name="P7">The Parallel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Parallel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Parallel(5);</text:p>
      <text:p text:style-name="P9"><text:s text:c="8"/>System.out.println("initialized");</text:p>
      <text:p text:style-name="P9"><text:s text:c="4"/>}</text:p>
      <text:p text:style-name="P9"/>
      <text:p text:style-name="P9"><text:s text:c="4"/>private Parallel(final int _p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AsyncResponseProcessor&lt;Void&gt; runResponseProcessor =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if (_asyncRequestImpl.hasNoPendingResponses()) {</text:p>
      <text:p text:style-name="P9"><text:s text:c="28"/>Plant.close();</text:p>
      <text:p text:style-name="P9"><text:s text:c="28"/>System.out.println("finished");</text:p>
      <text:p text:style-name="P9"><text:s text:c="24"/>}</text:p>
      <text:p text:style-name="P9"><text:s text:c="20"/>}</text:p>
      <text:p text:style-name="P9"><text:s text:c="16"/>};</text:p>
      <text:p text:style-name="P9"><text:s text:c="16"/>for (int i = 0; i &lt; _p; i++)</text:p>
      <text:p text:style-name="P9"><text:s text:c="20"/>_asyncRequestImpl.send(new Worker(i).run(100000000L, -1),</text:p>
      <text:p text:style-name="P9"><text:s text:c="28"/>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9"/>
      <text:p text:style-name="P6">Output:</text:p>
      <text:p text:style-name="P4"/>
      <text:p text:style-name="P9">initialized</text:p>
      <text:p text:style-name="P9">Worker4: started <text:s/>1</text:p>
      <text:p text:style-name="P9">Worker1: started <text:s/>1</text:p>
      <text:p text:style-name="P9">Worker0: started <text:s/>1</text:p>
      <text:p text:style-name="P9">Worker3: started <text:s/>1</text:p>
      <text:p text:style-name="P9">Worker2: started <text:s/>1</text:p>
      <text:p text:style-name="P9">Worker0: finished 1</text:p>
      <text:p text:style-name="P9"><text:soft-page-break/>Worker4: finished 1</text:p>
      <text:p text:style-name="P9">Worker1: finished 1</text:p>
      <text:p text:style-name="P9">Worker3: finished 1</text:p>
      <text:p text:style-name="P9">Worker2: finished 1</text:p>
      <text:p text:style-name="P9">finished</text:p>
      <text:p text:style-name="P4"/>
      <text:p text:style-name="P4">The <text:span text:style-name="T4">Parallel</text:span> <text:span text:style-name="T4">Blade</text:span> sends a <text:span text:style-name="T4">run</text:span> <text:span text:style-name="T4">Request</text:span> to each of 5 <text:span text:style-name="T4">Worker</text:span> <text:span text:style-name="T4">Blades</text:span>. On receiving each response, the <text:span text:style-name="T4">AsynchronousRequestImpl.hasNoPendingResponses</text:span> method is called to see if the last response has been received. If so, the <text:span text:style-name="T4">Plant</text:span> is closed and <text:span text:style-name="T4">finished</text:span> is printed.</text:p>
      <text:p text:style-name="P4"/>
      <text:p text:style-name="P7">The Sequence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Sequence extends IsolationBladeBase {</text:p>
      <text:p text:style-name="P9"/>
      <text:p text:style-name="P9"><text:s text:c="4"/>private Worker worker;</text:p>
      <text:p text:style-name="P9"><text:s text:c="4"/>private AsyncResponseProcessor&lt;Void&gt; runResponseProcessor;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Sequence(5);</text:p>
      <text:p text:style-name="P9"><text:s text:c="8"/>System.out.println("initialized");</text:p>
      <text:p text:style-name="P9"><text:s text:c="4"/>}</text:p>
      <text:p text:style-name="P9"/>
      <text:p text:style-name="P9"><text:s text:c="4"/>private Sequence(final int maxCount) throws Exception {</text:p>
      <text:p text:style-name="P9"><text:s text:c="8"/>new ASig("run") {</text:p>
      <text:p text:style-name="P9"/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worker = new Worker(0);</text:p>
      <text:p text:style-name="P9"><text:s text:c="16"/>runResponseProcessor = 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if (worker.getCount() &lt; maxCount) {</text:p>
      <text:p text:style-name="P9"><text:s text:c="28"/>_asyncRequestImpl.send(worker.run(100000000L, -1),</text:p>
      <text:p text:style-name="P9"><text:s text:c="36"/>runResponseProcessor);</text:p>
      <text:p text:style-name="P9"><text:s text:c="24"/>} else {</text:p>
      <text:p text:style-name="P9"><text:s text:c="28"/>Plant.close();</text:p>
      <text:p text:style-name="P9"><text:s text:c="28"/>System.out.println("finished");</text:p>
      <text:p text:style-name="P9"><text:s text:c="24"/>}</text:p>
      <text:p text:style-name="P9"><text:s text:c="20"/>}</text:p>
      <text:p text:style-name="P9"><text:s text:c="16"/>};</text:p>
      <text:p text:style-name="P9"><text:s text:c="16"/>_asyncRequestImpl.send(worker.run(100000000L, -1), 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4"/>
      <text:p text:style-name="P6">Output:</text:p>
      <text:p text:style-name="P4"/>
      <text:p text:style-name="P4">initialized</text:p>
      <text:p text:style-name="P4">Worker0: started <text:s/>1</text:p>
      <text:p text:style-name="P4">Worker0: finished 1</text:p>
      <text:p text:style-name="P4">Worker0: started <text:s/>2</text:p>
      <text:p text:style-name="P4">Worker0: finished 2</text:p>
      <text:p text:style-name="P4">Worker0: started <text:s/>3</text:p>
      <text:p text:style-name="P4">Worker0: finished 3</text:p>
      <text:p text:style-name="P4">Worker0: started <text:s/>4</text:p>
      <text:p text:style-name="P4">Worker0: finished 4</text:p>
      <text:p text:style-name="P4">Worker0: started <text:s/>5</text:p>
      <text:p text:style-name="P4"><text:soft-page-break/>Worker0: finished 5</text:p>
      <text:p text:style-name="P4">finished</text:p>
      <text:p text:style-name="P4"/>
      <text:p text:style-name="P4">The <text:span text:style-name="T4">Sequence</text:span> <text:span text:style-name="T4">Blade</text:span> sends a series of <text:span text:style-name="T4">run</text:span> requests to a <text:span text:style-name="T4">Worker</text:span>, sending each request only after receiving the response from the previous request. Everything then is processed in order.</text:p>
      <text:p text:style-name="P4"/>
      <text:p text:style-name="P7">The Isolation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Isolation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Isolation(5);</text:p>
      <text:p text:style-name="P9"><text:s text:c="8"/>System.out.println("initialized");</text:p>
      <text:p text:style-name="P9"><text:s text:c="4"/>}</text:p>
      <text:p text:style-name="P9"/>
      <text:p text:style-name="P9"><text:s text:c="4"/>private Isolation(final int _p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AsyncResponseProcessor&lt;Void&gt; runResponseProcessor =</text:p>
      <text:p text:style-name="P9"><text:s text:c="24"/>new AsyncResponseProcessor&lt;Void&gt;() {</text:p>
      <text:p text:style-name="P9"><text:s text:c="28"/>@Override</text:p>
      <text:p text:style-name="P9"><text:s text:c="28"/>public void processAsyncResponse(Void _response) throws Exception {</text:p>
      <text:p text:style-name="P9"><text:s text:c="32"/>if (_asyncRequestImpl.hasNoPendingResponses()) {</text:p>
      <text:p text:style-name="P9"><text:s text:c="36"/>Plant.close();</text:p>
      <text:p text:style-name="P9"><text:s text:c="36"/>System.out.println("finished");</text:p>
      <text:p text:style-name="P9"><text:s text:c="32"/>}</text:p>
      <text:p text:style-name="P9"><text:s text:c="28"/>}</text:p>
      <text:p text:style-name="P9"><text:s text:c="24"/>};</text:p>
      <text:p text:style-name="P9"><text:s text:c="16"/>Single single = new Single();</text:p>
      <text:p text:style-name="P9"><text:s text:c="16"/>for (int i = 0; i &lt; _p; i++)</text:p>
      <text:p text:style-name="P9"><text:s text:c="20"/>_asyncRequestImpl.send(single.run(i, 100000000L, -1),</text:p>
      <text:p text:style-name="P9"><text:s text:c="28"/>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9"/>
      <text:p text:style-name="P9">class Single extends IsolationBladeBase {</text:p>
      <text:p text:style-name="P9"/>
      <text:p text:style-name="P9"><text:s text:c="4"/>Single() throws Exception {</text:p>
      <text:p text:style-name="P9"><text:s text:c="4"/>}</text:p>
      <text:p text:style-name="P9"/>
      <text:p text:style-name="P9"><text:s text:c="4"/>public AReq&lt;Void&gt; run(final int i, final long _iterations, final int _timeoutMillis) {</text:p>
      <text:p text:style-name="P9"><text:s text:c="8"/>return new AReq&lt;Void&gt;("runIso") {</text:p>
      <text:p text:style-name="P9"/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/>
      <text:p text:style-name="P9"><text:s text:c="16"/>AsyncResponseProcessor&lt;Void&gt; runResponseProcessor =</text:p>
      <text:p text:style-name="P9"><text:s text:c="24"/>new AsyncResponseProcessor&lt;Void&gt;() {</text:p>
      <text:p text:style-name="P9"><text:s text:c="28"/>@Override</text:p>
      <text:p text:style-name="P9"><text:s text:c="28"/>public void processAsyncResponse(Void _response) throws Exception {</text:p>
      <text:p text:style-name="P9"><text:s text:c="32"/>System.out.println("runIso finish " + i);</text:p>
      <text:p text:style-name="P9"><text:s text:c="32"/>_asyncResponseProcessor.processAsyncResponse(null);</text:p>
      <text:p text:style-name="P9"><text:s text:c="28"/>}</text:p>
      <text:p text:style-name="P9"><text:s text:c="24"/>};</text:p>
      <text:p text:style-name="P9"/>
      <text:p text:style-name="P9"><text:s text:c="16"/>System.out.println("runIso start <text:s/>" + i);</text:p>
      <text:p text:style-name="P9"><text:s text:c="16"/>_asyncRequestImpl.send(new Worker(i).run(100000000L, -1), runResponseProcessor);</text:p>
      <text:p text:style-name="P9"><text:s text:c="12"/>}</text:p>
      <text:p text:style-name="P9"><text:s text:c="8"/>};</text:p>
      <text:p text:style-name="P9"><text:s text:c="4"/>}</text:p>
      <text:p text:style-name="P9"><text:soft-page-break/>}</text:p>
      <text:p text:style-name="P9"/>
      <text:p text:style-name="P6">Output:</text:p>
      <text:p text:style-name="P4"/>
      <text:p text:style-name="P9">initialized</text:p>
      <text:p text:style-name="P9">runIso start <text:s/>0</text:p>
      <text:p text:style-name="P9">Worker0: started <text:s/>1</text:p>
      <text:p text:style-name="P9">Worker0: finished 1</text:p>
      <text:p text:style-name="P9">runIso finish 0</text:p>
      <text:p text:style-name="P9">runIso start <text:s/>1</text:p>
      <text:p text:style-name="P9">Worker1: started <text:s/>1</text:p>
      <text:p text:style-name="P9">Worker1: finished 1</text:p>
      <text:p text:style-name="P9">runIso finish 1</text:p>
      <text:p text:style-name="P9">runIso start <text:s/>2</text:p>
      <text:p text:style-name="P9">Worker2: started <text:s/>1</text:p>
      <text:p text:style-name="P9">Worker2: finished 1</text:p>
      <text:p text:style-name="P9">runIso finish 2</text:p>
      <text:p text:style-name="P9">runIso start <text:s/>3</text:p>
      <text:p text:style-name="P9">Worker3: started <text:s/>1</text:p>
      <text:p text:style-name="P9">Worker3: finished 1</text:p>
      <text:p text:style-name="P9">runIso finish 3</text:p>
      <text:p text:style-name="P9">runIso start <text:s/>4</text:p>
      <text:p text:style-name="P9">Worker4: started <text:s/>1</text:p>
      <text:p text:style-name="P9">Worker4: finished 1</text:p>
      <text:p text:style-name="P9">runIso finish 4</text:p>
      <text:p text:style-name="P9">finished</text:p>
      <text:p text:style-name="P4"/>
      <text:p text:style-name="P4">The Iso Blade blocks all but one request until that request is complete.</text:p>
      <text:p text:style-name="P4"/>
      <text:p text:style-name="P7">The Order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Order extends IsolationBladeBase {</text:p>
      <text:p text:style-name="P9"><text:s text:c="4"/>Other otherX;</text:p>
      <text:p text:style-name="P9"><text:s text:c="4"/>Other otherY;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Order();</text:p>
      <text:p text:style-name="P9"><text:s text:c="8"/>System.out.println("initialized");</text:p>
      <text:p text:style-name="P9"><text:s text:c="4"/>}</text:p>
      <text:p text:style-name="P9"/>
      <text:p text:style-name="P9"><text:s text:c="4"/>private Order(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otherX = new Other();</text:p>
      <text:p text:style-name="P9"><text:s text:c="16"/>otherY = new Other();</text:p>
      <text:p text:style-name="P9"><text:s text:c="16"/>final AsyncResponseProcessor&lt;Void&gt; runResponseProcessor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Plant.close();</text:p>
      <text:p text:style-name="P9"><text:s text:c="24"/>System.out.println("finished");</text:p>
      <text:p text:style-name="P9"><text:s text:c="20"/>}</text:p>
      <text:p text:style-name="P9"><text:s text:c="16"/>};</text:p>
      <text:p text:style-name="P9"><text:s text:c="16"/>final AsyncResponseProcessor&lt;Void&gt; runResponseProcessor3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_asyncRequestImpl.send(otherY.run(otherX, "Y -&gt; X"), runResponseProcessor);</text:p>
      <text:p text:style-name="P9"><text:s text:c="20"/>}</text:p>
      <text:p text:style-name="P9"><text:s text:c="16"/>};</text:p>
      <text:p text:style-name="P9"><text:s text:c="16"/>final AsyncResponseProcessor&lt;Void&gt; runResponseProcessor2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_asyncRequestImpl.send(otherY.run(otherY, "Y -&gt; Y"), runResponseProcessor3);</text:p>
      <text:p text:style-name="P9"><text:soft-page-break/><text:s text:c="20"/>}</text:p>
      <text:p text:style-name="P9"><text:s text:c="16"/>};</text:p>
      <text:p text:style-name="P9"><text:s text:c="16"/>final AsyncResponseProcessor&lt;Void&gt; runResponseProcessor1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_asyncRequestImpl.send(otherX.run(otherY, "X -&gt; Y"), runResponseProcessor2);</text:p>
      <text:p text:style-name="P9"><text:s text:c="20"/>}</text:p>
      <text:p text:style-name="P9"><text:s text:c="16"/>};</text:p>
      <text:p text:style-name="P9"><text:s text:c="16"/>_asyncRequestImpl.send(otherX.run(otherX, "X -&gt; X"), runResponseProcessor1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9"/>
      <text:p text:style-name="P9">class Other extends IsolationBladeBase {</text:p>
      <text:p text:style-name="P9"><text:s text:c="4"/>Other() throws Exception {}</text:p>
      <text:p text:style-name="P9"/>
      <text:p text:style-name="P9"><text:s text:c="4"/>AReq&lt;Void&gt; run(final Other _other, final String _i) {</text:p>
      <text:p text:style-name="P9"><text:s text:c="8"/>return new AReq&lt;Void&gt;("runOther") {</text:p>
      <text:p text:style-name="P9"><text:s text:c="12"/>@Override</text:p>
      <text:p text:style-name="P9"><text:s text:c="12"/>protected void processAsyncOperation(AsyncRequestImpl _asyncRequestImpl,</text:p>
      <text:p text:style-name="P9"><text:s text:c="25"/>AsyncResponseProcessor _asyncResponseProcessor)</text:p>
      <text:p text:style-name="P9"><text:s text:c="20"/>throws Exception {</text:p>
      <text:p text:style-name="P9"><text:s text:c="16"/>_asyncRequestImpl.send(_other.blip(_i), _asyncResponseProcessor);</text:p>
      <text:p text:style-name="P9"><text:s text:c="12"/>}</text:p>
      <text:p text:style-name="P9"><text:s text:c="8"/>};</text:p>
      <text:p text:style-name="P9"><text:s text:c="4"/>}</text:p>
      <text:p text:style-name="P9"/>
      <text:p text:style-name="P9"><text:s text:c="4"/>AReq&lt;Void&gt; blip(final String _i) {</text:p>
      <text:p text:style-name="P9"><text:s text:c="8"/>return new AReq&lt;Void&gt;("blip") {</text:p>
      <text:p text:style-name="P9"><text:s text:c="12"/>@Override</text:p>
      <text:p text:style-name="P9"><text:s text:c="12"/>protected void processAsyncOperation(AsyncRequestImpl _asyncRequestImpl,</text:p>
      <text:p text:style-name="P9"><text:s text:c="25"/>AsyncResponseProcessor _asyncResponseProcessor)</text:p>
      <text:p text:style-name="P9"><text:s text:c="20"/>throws Exception {</text:p>
      <text:p text:style-name="P9"><text:s text:c="16"/>System.err.println("blip " + _i);</text:p>
      <text:p text:style-name="P9"><text:s text:c="16"/>_asyncResponseProcessor.processAsyncResponse(null);</text:p>
      <text:p text:style-name="P9"><text:s text:c="12"/>}</text:p>
      <text:p text:style-name="P9"><text:s text:c="8"/>};</text:p>
      <text:p text:style-name="P9"><text:s text:c="4"/>}</text:p>
      <text:p text:style-name="P9">}</text:p>
      <text:p text:style-name="P9"/>
      <text:p text:style-name="P6">Output:</text:p>
      <text:p text:style-name="P4"/>
      <text:p text:style-name="P10">initialized</text:p>
      <text:p text:style-name="P10">blip X -&gt; X</text:p>
      <text:p text:style-name="P10">blip X -&gt; Y</text:p>
      <text:p text:style-name="P10">blip Y -&gt; Y</text:p>
      <text:p text:style-name="P10">[Thread-0] ERROR org.agilewiki.jactor2.core.reactors.Reactor - runtime exception -&gt; reactor close</text:p>
      <text:p text:style-name="P10">[Thread-1] WARN org.agilewiki.jactor2.core.reactors.Reactor - Uncaught throwable</text:p>
      <text:p text:style-name="P10">java.lang.IllegalStateException: circular resources</text:p>
      <text:p text:style-name="P10"><text:tab/>at org.agilewiki.jactor2.core.impl.mtReactors.IsolationReactorMtImpl.addResource(IsolationReactorMtImpl.java:61)</text:p>
      <text:p text:style-name="P10"><text:tab/>at org.agilewiki.jactor2.core.reactors.ReactorBase.addResource(ReactorBase.java:129)</text:p>
      <text:p text:style-name="P10"><text:tab/>at org.agilewiki.jactor2.core.impl.mtRequests.RequestMtImpl.doSend(RequestMtImpl.java:252)</text:p>
      <text:p text:style-name="P10"><text:tab/>at org.agilewiki.jactor2.core.impl.mtRequests.AsyncRequestMtImpl.send(AsyncRequestMtImpl.java:264)</text:p>
      <text:p text:style-name="P10"><text:tab/>at org.agilewiki.jactor2.core.impl.mtRequests.AsyncRequestMtImpl.send(AsyncRequestMtImpl.java:407)</text:p>
      <text:p text:style-name="P10"><text:tab/>at org.agilewiki.jactor2.core.revisited.Other$1.processAsyncOperation(Order.java:66)</text:p>
      <text:p text:style-name="P10"><text:tab/>at org.agilewiki.jactor2.core.requests.AOp.doAsync(AOp.java:45)</text:p>
      <text:p text:style-name="P10"><text:tab/>at org.agilewiki.jactor2.core.impl.mtRequests.AsyncRequestMtImpl.processRequestMessage(AsyncRequestMtImpl.java:232)</text:p>
      <text:p text:style-name="P10"><text:tab/>at org.agilewiki.jactor2.core.impl.mtRequests.RequestMtImpl.eval(RequestMtImpl.java:396)</text:p>
      <text:p text:style-name="P10"><text:tab/>at org.agilewiki.jactor2.core.impl.mtReactors.ReactorMtImpl.processMessage(ReactorMtImpl.java:482)</text:p>
      <text:p text:style-name="P10"><text:tab/>at org.agilewiki.jactor2.core.impl.mtReactors.IsolationReactorMtImpl.processMessage(IsolationReactorMtImpl.java:45)</text:p>
      <text:p text:style-name="P10"><text:tab/>at org.agilewiki.jactor2.core.impl.mtReactors.ReactorMtImpl.run(ReactorMtImpl.java:571)</text:p>
      <text:p text:style-name="P10"><text:tab/>at org.agilewiki.jactor2.core.impl.mtPlant.ReactorPoolThreadManager$1.run(ReactorPoolThreadManager.java:78)</text:p>
      <text:p text:style-name="P10"><text:tab/>at java.lang.Thread.run(Thread.java:745)</text:p>
      <text:p text:style-name="P10">org.agilewiki.jactor2.core.reactors.ReactorClosedException: java.lang.IllegalStateException: not processing request:</text:p>
      <text:p text:style-name="P10">message=blip, isComplete=false, isOneWay=false, source=org.agilewiki.jactor2.core.impl.mtReactors.IsolationReactorMtImpl@3, target=org.agilewiki.jactor2.core.impl.mtReactors.IsolationReactorMtImpl@2, this=class org.agilewiki.jactor2.core.impl.mtRequests.AsyncRequestMtImpl#439161ab</text:p>
      <text:p text:style-name="P10">message=runOther, isComplete=true, isOneWay=false, source=org.agilewiki.jactor2.core.impl.mtReactors.IsolationReactorMtImpl@1, target=org.agilewiki.jactor2.core.impl.mtReactors.IsolationReactorMtImpl@3, this=class org.agilewiki.jactor2.core.impl.mtRequests.AsyncRequestMtImpl#4d5687a9</text:p>
      <text:p text:style-name="P10">message=run, isComplete=false, isOneWay=true, source=null, target=org.agilewiki.jactor2.core.impl.mtReactors.IsolationReactorMtImpl@1, this=class org.agilewiki.jactor2.core.impl.mtRequests.AsyncRequestMtImpl#49690adb</text:p>
      <text:p text:style-name="P10"><text:tab/>at org.agilewiki.jactor2.core.impl.mtRequests.RequestMtImpl.eval(RequestMtImpl.java:402)</text:p>
      <text:p text:style-name="P10"><text:tab/>at org.agilewiki.jactor2.core.impl.mtReactors.ReactorMtImpl.processMessage(ReactorMtImpl.java:482)</text:p>
      <text:p text:style-name="P10"><text:tab/>at org.agilewiki.jactor2.core.impl.mtReactors.IsolationReactorMtImpl.processMessage(IsolationReactorMtImpl.java:45)</text:p>
      <text:p text:style-name="P10"><text:tab/>at org.agilewiki.jactor2.core.impl.mtReactors.ReactorMtImpl.run(ReactorMtImpl.java:571)</text:p>
      <text:p text:style-name="P10"><text:tab/>at org.agilewiki.jactor2.core.impl.mtPlant.ReactorPoolThreadManager$1.run(ReactorPoolThreadManager.java:78)</text:p>
      <text:p text:style-name="P10"><text:tab/>at java.lang.Thread.run(Thread.java:745)</text:p>
      <text:p text:style-name="P10">Caused by: java.lang.IllegalStateException: not processing request:</text:p>
      <text:p text:style-name="P10">message=blip, isComplete=false, isOneWay=false, source=org.agilewiki.jactor2.core.impl.mtReactors.IsolationReactorMtImpl@3, target=org.agilewiki.jactor2.core.impl.mtReactors.IsolationReactorMtImpl@2, this=class org.agilewiki.jactor2.core.impl.mtRequests.AsyncRequestMtImpl#439161ab</text:p>
      <text:p text:style-name="P10">message=runOther, isComplete=true, isOneWay=false, source=org.agilewiki.jactor2.core.impl.mtReactors.IsolationReactorMtImpl@1, target=org.agilewiki.jactor2.core.impl.mtReactors.IsolationReactorMtImpl@3, this=class org.agilewiki.jactor2.core.impl.mtRequests.AsyncRequestMtImpl#4d5687a9</text:p>
      <text:p text:style-name="P10">message=run, isComplete=false, isOneWay=true, source=null, target=org.agilewiki.jactor2.core.impl.mtReactors.IsolationReactorMtImpl@1, this=class org.agilewiki.jactor2.core.impl.mtRequests.AsyncRequestMtImpl#49690adb</text:p>
      <text:p text:style-name="P10"><text:soft-page-break/><text:tab/>at org.agilewiki.jactor2.core.impl.mtReactors.IsolationInbox.requestEnd(IsolationInbox.java:138)</text:p>
      <text:p text:style-name="P10"><text:tab/>at org.agilewiki.jactor2.core.impl.mtReactors.ReactorMtImpl.requestEnd(ReactorMtImpl.java:528)</text:p>
      <text:p text:style-name="P10"><text:tab/>at org.agilewiki.jactor2.core.impl.mtRequests.RequestMtImpl.setResponse(RequestMtImpl.java:292)</text:p>
      <text:p text:style-name="P10"><text:tab/>at org.agilewiki.jactor2.core.impl.mtRequests.AsyncRequestMtImpl.setResponse(AsyncRequestMtImpl.java:381)</text:p>
      <text:p text:style-name="P10"><text:tab/>at org.agilewiki.jactor2.core.impl.mtRequests.RequestMtImpl.processObjectResponse(RequestMtImpl.java:321)</text:p>
      <text:p text:style-name="P10"><text:tab/>at org.agilewiki.jactor2.core.impl.mtRequests.AsyncRequestMtImpl.processAsyncResponse(AsyncRequestMtImpl.java:203)</text:p>
      <text:p text:style-name="P10"><text:tab/>at org.agilewiki.jactor2.core.requests.BoundResponseProcessor$1.processSyncOperation(BoundResponseProcessor.java:49)</text:p>
      <text:p text:style-name="P10"><text:tab/>at org.agilewiki.jactor2.core.requests.BoundResponseProcessor$1.processSyncOperation(BoundResponseProcessor.java:46)</text:p>
      <text:p text:style-name="P10"><text:tab/>at org.agilewiki.jactor2.core.requests.SOp.doSync(SOp.java:44)</text:p>
      <text:p text:style-name="P10"><text:tab/>at org.agilewiki.jactor2.core.impl.mtRequests.SyncRequestMtImpl.processRequestMessage(SyncRequestMtImpl.java:48)</text:p>
      <text:p text:style-name="P10"><text:tab/>at org.agilewiki.jactor2.core.impl.mtRequests.RequestMtImpl.eval(RequestMtImpl.java:396)</text:p>
      <text:p text:style-name="P10"><text:tab/>... 5 more</text:p>
      <text:p text:style-name="P10">[Thread-1] ERROR org.agilewiki.jactor2.core.reactors.Reactor - runtime exception -&gt; reactor close</text:p>
      <text:p text:style-name="P10">java.lang.IllegalStateException: not processing request:</text:p>
      <text:p text:style-name="P10">message=blip, isComplete=false, isOneWay=false, source=org.agilewiki.jactor2.core.impl.mtReactors.IsolationReactorMtImpl@3, target=org.agilewiki.jactor2.core.impl.mtReactors.IsolationReactorMtImpl@2, this=class org.agilewiki.jactor2.core.impl.mtRequests.AsyncRequestMtImpl#439161ab</text:p>
      <text:p text:style-name="P10">message=runOther, isComplete=true, isOneWay=false, source=org.agilewiki.jactor2.core.impl.mtReactors.IsolationReactorMtImpl@1, target=org.agilewiki.jactor2.core.impl.mtReactors.IsolationReactorMtImpl@3, this=class org.agilewiki.jactor2.core.impl.mtRequests.AsyncRequestMtImpl#4d5687a9</text:p>
      <text:p text:style-name="P10">message=run, isComplete=false, isOneWay=true, source=null, target=org.agilewiki.jactor2.core.impl.mtReactors.IsolationReactorMtImpl@1, this=class org.agilewiki.jactor2.core.impl.mtRequests.AsyncRequestMtImpl#49690adb</text:p>
      <text:p text:style-name="P10"><text:tab/>at org.agilewiki.jactor2.core.impl.mtReactors.IsolationInbox.requestEnd(IsolationInbox.java:138)</text:p>
      <text:p text:style-name="P10"><text:tab/>at org.agilewiki.jactor2.core.impl.mtReactors.ReactorMtImpl.requestEnd(ReactorMtImpl.java:528)</text:p>
      <text:p text:style-name="P10"><text:tab/>at org.agilewiki.jactor2.core.impl.mtRequests.RequestMtImpl.setResponse(RequestMtImpl.java:292)</text:p>
      <text:p text:style-name="P10"><text:tab/>at org.agilewiki.jactor2.core.impl.mtRequests.AsyncRequestMtImpl.setResponse(AsyncRequestMtImpl.java:381)</text:p>
      <text:p text:style-name="P10"><text:tab/>at org.agilewiki.jactor2.core.impl.mtRequests.RequestMtImpl.processObjectResponse(RequestMtImpl.java:321)</text:p>
      <text:p text:style-name="P10"><text:tab/>at org.agilewiki.jactor2.core.impl.mtRequests.AsyncRequestMtImpl.processAsyncResponse(AsyncRequestMtImpl.java:203)</text:p>
      <text:p text:style-name="P10"><text:tab/>at org.agilewiki.jactor2.core.requests.BoundResponseProcessor$1.processSyncOperation(BoundResponseProcessor.java:49)</text:p>
      <text:p text:style-name="P10"><text:tab/>at org.agilewiki.jactor2.core.requests.BoundResponseProcessor$1.processSyncOperation(BoundResponseProcessor.java:46)</text:p>
      <text:p text:style-name="P10"><text:tab/>at org.agilewiki.jactor2.core.requests.SOp.doSync(SOp.java:44)</text:p>
      <text:p text:style-name="P10"><text:tab/>at org.agilewiki.jactor2.core.impl.mtRequests.SyncRequestMtImpl.processRequestMessage(SyncRequestMtImpl.java:48)</text:p>
      <text:p text:style-name="P10"><text:tab/>at org.agilewiki.jactor2.core.impl.mtRequests.RequestMtImpl.eval(RequestMtImpl.java:396)</text:p>
      <text:p text:style-name="P10"><text:tab/>at org.agilewiki.jactor2.core.impl.mtReactors.ReactorMtImpl.processMessage(ReactorMtImpl.java:482)</text:p>
      <text:p text:style-name="P10"><text:tab/>at org.agilewiki.jactor2.core.impl.mtReactors.IsolationReactorMtImpl.processMessage(IsolationReactorMtImpl.java:45)</text:p>
      <text:p text:style-name="P10"><text:tab/>at org.agilewiki.jactor2.core.impl.mtReactors.ReactorMtImpl.run(ReactorMtImpl.java:571)</text:p>
      <text:p text:style-name="P10"><text:tab/>at org.agilewiki.jactor2.core.impl.mtPlant.ReactorPoolThreadManager$1.run(ReactorPoolThreadManager.java:78)</text:p>
      <text:p text:style-name="P10"><text:tab/>at java.lang.Thread.run(Thread.java:745)</text:p>
      <text:p text:style-name="P10">[Thread-0] WARN org.agilewiki.jactor2.core.reactors.Reactor - Uncaught throwable</text:p>
      <text:p text:style-name="P10">org.agilewiki.jactor2.core.reactors.ReactorClosedException: java.lang.IllegalStateException: circular resources</text:p>
      <text:p text:style-name="P10"><text:tab/>at org.agilewiki.jactor2.core.impl.mtRequests.RequestMtImpl.eval(RequestMtImpl.java:402)</text:p>
      <text:p text:style-name="P10"><text:tab/>at org.agilewiki.jactor2.core.impl.mtReactors.ReactorMtImpl.processMessage(ReactorMtImpl.java:482)</text:p>
      <text:p text:style-name="P10"><text:tab/>at org.agilewiki.jactor2.core.impl.mtReactors.IsolationReactorMtImpl.processMessage(IsolationReactorMtImpl.java:45)</text:p>
      <text:p text:style-name="P10"><text:tab/>at org.agilewiki.jactor2.core.impl.mtReactors.ReactorMtImpl.run(ReactorMtImpl.java:571)</text:p>
      <text:p text:style-name="P10"><text:tab/>at org.agilewiki.jactor2.core.impl.mtPlant.ReactorPoolThreadManager$1.run(ReactorPoolThreadManager.java:78)</text:p>
      <text:p text:style-name="P10"><text:tab/>at java.lang.Thread.run(Thread.java:745)</text:p>
      <text:p text:style-name="P10">Caused by: java.lang.IllegalStateException: circular resources</text:p>
      <text:p text:style-name="P10"><text:tab/>at org.agilewiki.jactor2.core.impl.mtReactors.IsolationReactorMtImpl.addResource(IsolationReactorMtImpl.java:61)</text:p>
      <text:p text:style-name="P10"><text:tab/>at org.agilewiki.jactor2.core.reactors.ReactorBase.addResource(ReactorBase.java:129)</text:p>
      <text:p text:style-name="P10"><text:tab/>at org.agilewiki.jactor2.core.impl.mtRequests.RequestMtImpl.doSend(RequestMtImpl.java:252)</text:p>
      <text:p text:style-name="P10"><text:tab/>at org.agilewiki.jactor2.core.impl.mtRequests.AsyncRequestMtImpl.send(AsyncRequestMtImpl.java:264)</text:p>
      <text:p text:style-name="P10"><text:tab/>at org.agilewiki.jactor2.core.impl.mtRequests.AsyncRequestMtImpl.send(AsyncRequestMtImpl.java:407)</text:p>
      <text:p text:style-name="P10"><text:tab/>at org.agilewiki.jactor2.core.revisited.Other$1.processAsyncOperation(Order.java:66)</text:p>
      <text:p text:style-name="P10"><text:tab/>at org.agilewiki.jactor2.core.requests.AOp.doAsync(AOp.java:45)</text:p>
      <text:p text:style-name="P10"><text:tab/>at org.agilewiki.jactor2.core.impl.mtRequests.AsyncRequestMtImpl.processRequestMessage(AsyncRequestMtImpl.java:232)</text:p>
      <text:p text:style-name="P10"><text:tab/>at org.agilewiki.jactor2.core.impl.mtRequests.RequestMtImpl.eval(RequestMtImpl.java:396)</text:p>
      <text:p text:style-name="P10"><text:tab/>... 5 more</text:p>
      <text:p text:style-name="P10"/>
      <text:p text:style-name="P4"/>
      <text:p text:style-name="P4">A <text:span text:style-name="T4">Blade</text:span> will block requests if it has already started processing another request. So deadlocks can occur unless requests are always passed between <text:span text:style-name="T4">Blades</text:span> in the same direction. But the mere possibility of deadlocks needs to be prevented, as deadlocks occur intermittently.</text:p>
      <text:p text:style-name="P4"/>
      <text:p text:style-name="P4">JActor2 tracks the <text:span text:style-name="T4">Blades</text:span> which have been sent a request by each <text:span text:style-name="T4">Blade</text:span>. It also verifies that requests are always sent in the same direction. So for example, if <text:span text:style-name="T4">Blade</text:span> X has sent a request to <text:span text:style-name="T4">Blade</text:span> Y and <text:span text:style-name="T4">Blade</text:span> Y has sent a request to <text:span text:style-name="T4">Blade</text:span> Z, then an attempt by <text:span text:style-name="T4">Blade</text:span> Z to send a request to <text:span text:style-name="T4">Blade</text:span>s X or Y raises an <text:span text:style-name="T4">Exception</text:span>.</text:p>
      <text:p text:style-name="P4"/>
      <text:p text:style-name="P4">The advantage here is that production errors can be avoided through system testing with reasonable coverage—which is not effective when deadlocks are possible.</text:p>
      <text:p text:style-name="P4"/>
      <text:p text:style-name="P7">The Order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Signal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Signal();</text:p>
      <text:p text:style-name="P9"><text:soft-page-break/><text:s text:c="8"/>System.out.println("initialized");</text:p>
      <text:p text:style-name="P9"><text:s text:c="4"/>}</text:p>
      <text:p text:style-name="P9"/>
      <text:p text:style-name="P9"><text:s text:c="4"/>private Signal(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5"/>final AsyncResponseProcessor&lt;Void&gt; _asyncResponseProcessor)</text:p>
      <text:p text:style-name="P9"><text:s text:c="20"/>throws Exception {</text:p>
      <text:p text:style-name="P9"><text:s text:c="16"/>AsyncResponseProcessor&lt;Void&gt; runResponseProcessor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Plant.close();</text:p>
      <text:p text:style-name="P9"><text:s text:c="24"/>System.out.println("finished");</text:p>
      <text:p text:style-name="P9"><text:s text:c="20"/>}</text:p>
      <text:p text:style-name="P9"><text:s text:c="16"/>};</text:p>
      <text:p text:style-name="P9"><text:s text:c="16"/>_asyncRequestImpl.send(new Ping(Signal.this).ping(), runResponseProcessor);</text:p>
      <text:p text:style-name="P9"><text:s text:c="12"/>}</text:p>
      <text:p text:style-name="P9"><text:s text:c="8"/>}.signal();</text:p>
      <text:p text:style-name="P9"><text:s text:c="4"/>}</text:p>
      <text:p text:style-name="P9"/>
      <text:p text:style-name="P9"><text:s text:c="4"/>void blip() {</text:p>
      <text:p text:style-name="P9"><text:s text:c="8"/>new ASig("blip") {</text:p>
      <text:p text:style-name="P9"/>
      <text:p text:style-name="P9"><text:s text:c="12"/>@Override</text:p>
      <text:p text:style-name="P9"><text:s text:c="12"/>protected void processAsyncOperation(AsyncRequestImpl _asyncRequestImpl,</text:p>
      <text:p text:style-name="P9"><text:s text:c="25"/>AsyncResponseProcessor&lt;Void&gt; _asyncResponseProcessor)</text:p>
      <text:p text:style-name="P9"><text:s text:c="20"/>throws Exception {</text:p>
      <text:p text:style-name="P9"><text:s text:c="16"/>System.out.println("blip");</text:p>
      <text:p text:style-name="P9"><text:s text:c="16"/>_asyncResponseProcessor.processAsyncResponse(null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9"/>
      <text:p text:style-name="P9">class Ping extends IsolationBladeBase {</text:p>
      <text:p text:style-name="P9"><text:s text:c="4"/>private final Signal signal;</text:p>
      <text:p text:style-name="P9"><text:s text:c="4"/>Ping(final Signal _signal) throws Exception {</text:p>
      <text:p text:style-name="P9"><text:s text:c="8"/>signal = _signal;</text:p>
      <text:p text:style-name="P9"><text:s text:c="4"/>}</text:p>
      <text:p text:style-name="P9"/>
      <text:p text:style-name="P9"><text:s text:c="4"/>AReq&lt;Void&gt; ping() {</text:p>
      <text:p text:style-name="P9"><text:s text:c="8"/>return new AReq&lt;Void&gt;("runPing") {</text:p>
      <text:p text:style-name="P9"><text:s text:c="12"/>@Override</text:p>
      <text:p text:style-name="P9"><text:s text:c="12"/>protected void processAsyncOperation(AsyncRequestImpl _asyncRequestImpl,</text:p>
      <text:p text:style-name="P9"><text:s text:c="24"/>AsyncResponseProcessor&lt;Void&gt; _asyncResponseProcessor)</text:p>
      <text:p text:style-name="P9"><text:s text:c="20"/>throws Exception {</text:p>
      <text:p text:style-name="P9"><text:s text:c="16"/>signal.blip();</text:p>
      <text:p text:style-name="P9"><text:s text:c="16"/>_asyncResponseProcessor.processAsyncResponse(null);</text:p>
      <text:p text:style-name="P9"><text:s text:c="12"/>};</text:p>
      <text:p text:style-name="P9"><text:s text:c="8"/>};</text:p>
      <text:p text:style-name="P9"><text:s text:c="4"/>}</text:p>
      <text:p text:style-name="P9">}</text:p>
      <text:p text:style-name="P4"/>
      <text:p text:style-name="P6">Output:</text:p>
      <text:p text:style-name="P4"/>
      <text:p text:style-name="P9">initialized</text:p>
      <text:p text:style-name="P9">blip</text:p>
      <text:p text:style-name="P9">finished</text:p>
      <text:p text:style-name="P4"/>
      <text:p text:style-name="P4">One of the advantages of signals is that, unlike requests, they are never blocked. So there are no constraints on the direction a signal message can be passed. Here we see the <text:span text:style-name="T4">Signal</text:span> <text:span text:style-name="T4">Blade</text:span> passing a request message to the <text:span text:style-name="T4">Ping</text:span> <text:span text:style-name="T4">Blade</text:span>, which in turn passes a signal back to the <text:span text:style-name="T4">Signal</text:span> <text:span text:style-name="T4">Blade</text:span>.</text:p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2" svg:font-family="Tahoma"/>
    <style:font-face style:name="Courier New" svg:font-family="'Courier New'" style:font-adornments="Italic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48M12S</meta:editing-duration>
    <meta:editing-cycles>19</meta:editing-cycles>
    <meta:generator>OpenOffice/4.1.0$Win32 OpenOffice.org_project/410m18$Build-9764</meta:generator>
    <dc:date>2014-12-10T09:53:16.18</dc:date>
    <dc:creator>William  la Forge</dc:creator>
    <meta:document-statistic meta:table-count="0" meta:image-count="0" meta:object-count="0" meta:page-count="11" meta:paragraph-count="642" meta:word-count="2502" meta:character-count="35537"/>
    <meta:user-defined meta:name="Info 1"/>
    <meta:user-defined meta:name="Info 2"/>
    <meta:user-defined meta:name="Info 3"/>
    <meta:user-defined meta:name="Info 4"/>
  </office:meta>
</office:document-meta>
</file>